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4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69"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formula="of:=SUM([.H3];[.H34])" office:value-type="float" office:value="93100" calcext:value-type="float">
            <text:p>931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M3]-[.M7]" office:value-type="float" office:value="24200" calcext:value-type="float">
            <text:p>24200</text:p>
          </table:table-cell>
          <table:table-cell table:formula="of:=[.M8]+34000" office:value-type="float" office:value="58200" calcext:value-type="float">
            <text:p>582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49000" calcext:value-type="float">
            <text:p>4900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5000" calcext:value-type="float">
            <text:p>35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4000" calcext:value-type="float">
            <text:p>34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52681.3623188406" calcext:value-type="float">
            <text:p>52681.3623188406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59950" calcext:value-type="float">
            <text:p>259950</text:p>
          </table:table-cell>
          <table:table-cell/>
          <table:table-cell table:formula="of:=SUM([.L4:.L31])" office:value-type="float" office:value="239000" calcext:value-type="float">
            <text:p>2390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20950" calcext:value-type="float">
            <text:p>2095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table:number-columns-repeated="5"/>
          <table:table-cell table:style-name="ce15"/>
          <table:table-cell table:style-name="ce15" table:formula="of:=SUM([.B35:.F35])" office:value-type="float" office:value="49000" calcext:value-type="float">
            <text:p>49000</text:p>
          </table:table-cell>
          <table:table-cell table:number-columns-repeated="6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2" office:value-type="float" office:value="0" calcext:value-type="float">
            <text:p>0</text:p>
          </table:table-cell>
          <table:table-cell table:formula="of:=[.C34]/22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1" office:value-type="float" office:value="0" calcext:value-type="float">
            <text:p>0</text:p>
          </table:table-cell>
          <table:table-cell/>
          <table:table-cell table:style-name="ce15" table:formula="of:=SUM([.H35:.H60])" office:value-type="float" office:value="0" calcext:value-type="float">
            <text:p>0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1:.F91])" office:value-type="float" office:value="2324.09090909091" calcext:value-type="float">
            <text:p>2324.0909090909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3:.F9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5:.F9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6:.F9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100:.F10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1:.F10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2:.F10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3:.F10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4:.F10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5:.F10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6:.F10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7:.F10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8:.F10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0:.F11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3:.F11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5:.F11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64]/22" office:value-type="float" office:value="472.727272727273" calcext:value-type="float">
            <text:p>472.7272727273</text:p>
          </table:table-cell>
          <table:table-cell table:formula="of:=[.C64]/22" office:value-type="float" office:value="450" calcext:value-type="float">
            <text:p>450</text:p>
          </table:table-cell>
          <table:table-cell table:formula="of:=[.D64]/20" office:value-type="float" office:value="515" calcext:value-type="float">
            <text:p>515</text:p>
          </table:table-cell>
          <table:table-cell table:formula="of:=[.E64]/22" office:value-type="float" office:value="445.454545454545" calcext:value-type="float">
            <text:p>445.4545454545</text:p>
          </table:table-cell>
          <table:table-cell table:formula="of:=[.F64]/22" office:value-type="float" office:value="440.909090909091" calcext:value-type="float">
            <text:p>440.9090909091</text:p>
          </table:table-cell>
          <table:table-cell/>
          <table:table-cell table:style-name="ce15" table:formula="of:=SUM([.H65:.H90])" office:value-type="float" office:value="2324.09090909091" calcext:value-type="float">
            <text:p>2324.0909090909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table:number-columns-repeated="5"/>
          <table:table-cell table:style-name="ce15"/>
          <table:table-cell table:style-name="ce15" table:formula="of:=SUM([.B95:.F9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1:.F12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3:.F12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5:.F12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6:.F1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8:.F12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0:.F1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1:.F13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3:.F13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4:.F13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5:.F13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6:.F13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7:.F13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8:.F13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9:.F13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0:.F14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1:.F14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2:.F14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3:.F14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44:.F14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5:.F14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94]/22" office:value-type="float" office:value="0" calcext:value-type="float">
            <text:p>0</text:p>
          </table:table-cell>
          <table:table-cell table:formula="of:=[.C94]/22" office:value-type="float" office:value="0" calcext:value-type="float">
            <text:p>0</text:p>
          </table:table-cell>
          <table:table-cell table:formula="of:=[.D94]/20" office:value-type="float" office:value="0" calcext:value-type="float">
            <text:p>0</text:p>
          </table:table-cell>
          <table:table-cell table:formula="of:=[.E94]/21" office:value-type="float" office:value="0" calcext:value-type="float">
            <text:p>0</text:p>
          </table:table-cell>
          <table:table-cell table:formula="of:=[.F94]/20" office:value-type="float" office:value="0" calcext:value-type="float">
            <text:p>0</text:p>
          </table:table-cell>
          <table:table-cell/>
          <table:table-cell table:style-name="ce15" table:formula="of:=SUM([.H95:.H120])" office:value-type="float" office:value="0" calcext:value-type="float">
            <text:p>0</text:p>
          </table:table-cell>
          <table:table-cell table:style-name="ce2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0:22:11.428433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30T10:40:21.719895408</dc:date>
    <meta:editing-duration>P12DT19H22M11S</meta:editing-duration>
    <meta:editing-cycles>3612</meta:editing-cycles>
    <meta:generator>LibreOffice/4.2.8.2$Linux_X86_64 LibreOffice_project/420m0$Build-2</meta:generator>
    <meta:document-statistic meta:table-count="22" meta:cell-count="10581" meta:object-count="0"/>
  </office:meta>
</office:document-meta>
</file>